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9.115cm"/>
    </style:style>
    <style:style style:name="Table1.C" style:family="table-column">
      <style:table-column-properties style:column-width="1.3cm"/>
    </style:style>
    <style:style style:name="Table1.D" style:family="table-column">
      <style:table-column-properties style:column-width="2.249cm"/>
    </style:style>
    <style:style style:name="Table1.E" style:family="table-column">
      <style:table-column-properties style:column-width="2.85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C4"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3" style:family="paragraph" style:parent-style-name="Standard">
      <style:paragraph-properties fo:margin-top="0cm" fo:margin-bottom="0cm" fo:line-height="100%" style:snap-to-layout-grid="false"/>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5" style:family="paragraph" style:parent-style-name="Standard">
      <style:paragraph-properties fo:margin-top="0cm" fo:margin-bottom="0cm" fo:line-height="100%" fo:text-align="center" style:justify-single-word="false"/>
      <style:text-properties fo:font-size="8pt" style:font-size-asian="8pt" style:font-size-complex="8pt"/>
    </style:style>
    <style:style style:name="P6" style:family="paragraph" style:parent-style-name="Standard">
      <style:paragraph-properties fo:margin-top="0cm" fo:margin-bottom="0cm" fo:line-height="100%" fo:text-align="center" style:justify-single-word="false" style:snap-to-layout-grid="false"/>
      <style:text-properties fo:font-size="8pt" style:font-size-asian="8pt" style:font-size-complex="8pt"/>
    </style:style>
    <style:style style:name="P7" style:family="paragraph" style:parent-style-name="Standard">
      <style:paragraph-properties fo:margin-top="0cm" fo:margin-bottom="0cm" fo:line-height="100%" fo:text-align="justify" style:justify-single-word="false" style:snap-to-layout-grid="false"/>
      <style:text-properties fo:font-size="8pt" style:font-size-asian="8pt" style:font-size-complex="8pt"/>
    </style:style>
    <style:style style:name="P8" style:family="paragraph" style:parent-style-name="Text_20_body">
      <style:paragraph-properties fo:margin-top="0cm" fo:margin-bottom="0cm" fo:line-height="107%"/>
    </style:style>
    <style:style style:name="P9" style:family="paragraph" style:parent-style-name="Text_20_body">
      <style:paragraph-properties fo:margin-top="0cm" fo:margin-bottom="0cm" fo:line-height="100%" fo:text-align="justify" style:justify-single-word="false" style:snap-to-layout-grid="false"/>
      <style:text-properties fo:font-size="8pt" fo:font-weight="bold" style:font-size-asian="8pt" style:font-size-complex="8pt"/>
    </style:style>
    <style:style style:name="P10" style:family="paragraph" style:parent-style-name="Text_20_body">
      <style:paragraph-properties fo:margin-top="0cm" fo:margin-bottom="0cm" fo:line-height="107%"/>
      <style:text-properties fo:font-size="8pt" style:font-size-asian="8pt" style:font-size-complex="8pt"/>
    </style:style>
    <style:style style:name="P11" style:family="paragraph" style:parent-style-name="Text_20_body">
      <style:paragraph-properties fo:margin-top="0cm" fo:margin-bottom="0cm" fo:line-height="100%" style:snap-to-layout-grid="false"/>
      <style:text-properties fo:font-size="8pt" style:font-size-asian="8pt" style:font-size-complex="8pt"/>
    </style:style>
    <style:style style:name="P12" style:family="paragraph" style:parent-style-name="Text_20_body">
      <style:paragraph-properties fo:margin-top="0cm" fo:margin-bottom="0cm" fo:line-height="100%" fo:text-align="justify" style:justify-single-word="false" style:snap-to-layout-grid="false"/>
      <style:text-properties fo:font-size="8pt" style:font-size-asian="8pt" style:font-size-complex="8pt"/>
    </style:style>
    <style:style style:name="P13" style:family="paragraph" style:parent-style-name="Text_20_body">
      <style:paragraph-properties fo:line-height="107%"/>
      <style:text-properties fo:font-size="8pt" style:font-size-asian="8pt" style:font-size-complex="8pt"/>
    </style:style>
    <style:style style:name="P14" style:family="paragraph" style:parent-style-name="Standard">
      <style:paragraph-properties fo:margin-top="0cm" fo:margin-bottom="0cm" fo:line-height="100%" fo:text-align="justify" style:justify-single-word="false" style:snap-to-layout-grid="false"/>
      <style:text-properties style:font-name="Calibri1" fo:font-size="8pt" style:font-size-asian="8pt" style:font-size-complex="8pt"/>
    </style:style>
    <style:style style:name="P15" style:family="paragraph" style:parent-style-name="Text_20_body">
      <style:paragraph-properties fo:margin-top="0cm" fo:margin-bottom="0cm" fo:line-height="100%" style:snap-to-layout-grid="false"/>
      <style:text-properties style:font-name="Calibri1" fo:font-size="8pt" fo:font-weight="bold" style:font-size-asian="8pt" style:font-size-complex="8pt"/>
    </style:style>
    <style:style style:name="P16" style:family="paragraph" style:parent-style-name="Text_20_body">
      <style:paragraph-properties fo:margin-top="0cm" fo:margin-bottom="0cm" fo:line-height="100%" fo:text-align="justify" style:justify-single-word="false" style:snap-to-layout-grid="false"/>
      <style:text-properties style:font-name="Calibri1" fo:font-size="8pt" fo:font-weight="bold" style:font-size-asian="8pt" style:font-size-complex="8pt"/>
    </style:style>
    <style:style style:name="T1" style:family="text">
      <style:text-properties style:font-name="Calibri1"/>
    </style:style>
    <style:style style:name="T2" style:family="text">
      <style:text-properties style:font-name="Calibri1" fo:font-weight="bold"/>
    </style:style>
    <style:style style:name="T3" style:family="text">
      <style:text-properties fo:font-size="8pt" style:font-size-asian="8pt" style:font-size-complex="8pt"/>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ums</text:p>
          </table:table-cell>
          <table:table-cell table:style-name="Table1.B1" office:value-type="string">
            <text:p text:style-name="P2">Tēma</text:p>
          </table:table-cell>
          <table:table-cell table:style-name="Table1.B1" office:value-type="string">
            <text:p text:style-name="P2">St.sk.</text:p>
          </table:table-cell>
          <table:table-cell table:style-name="Table1.B1" office:value-type="string">
            <text:p text:style-name="P2">Paraksts</text:p>
          </table:table-cell>
          <table:table-cell table:style-name="Table1.E1" office:value-type="string">
            <text:p text:style-name="P2">Uzvārds</text:p>
          </table:table-cell>
        </table:table-row>
        <table:table-row table:style-name="Table1.1">
          <table:table-cell table:style-name="Table1.A2" office:value-type="string">
            <text:p text:style-name="P4"/>
          </table:table-cell>
          <table:table-cell table:style-name="Table1.B2" office:value-type="string">
            <text:p text:style-name="P9">CEĻU SATIKSMI REGLAMENTĒJOŠIE NORMATĪVIE AKTI</text:p>
            <text:p text:style-name="P10">1.Ceļu satiksmi reglamentējošo normatīvo aktu sistēma (Ceļu satiksmes likums, Latvijas Administratīvo pārkāpumu kodekss, Civillikums, Krimināllikums, Ceļu satiksmes noteikumi u. c.). Pārkāpumu uzskaites punktu sistēmas pamatprincipi.</text:p>
            <text:p text:style-name="P10">Vispārīgie jautājumi (tai skaitā termini no Satiksmes likuma un Ceļu satiksmes noteikumiem). Ceļu satiksme dzīvojamās zonās.</text:p>
            <text:p text:style-name="P10">Vadītāju pienākumi īpašos gadījumos. Vadītāju rīcība pēc ceļu satiksmes negadījuma. Saskaņotais paziņojums.</text:p>
            <text:p text:style-name="P10">2.Transportlīdzekļu braukšana, manevrēšana, izkārtojums uz brauktuves. Braukšanas ātrums. Mācību braukšana  </text:p>
            <text:p text:style-name="P10">3.Ceļa zīmes un apzīmējumi </text:p>
            <text:p text:style-name="P10">4.Ceļu satiksmes regulēšana, krustojumu pārbraukšana </text:p>
            <text:p text:style-name="P10">5.Apstāšanās un stāvēšanas prasības. Apdzīšana, samainīšanās ar pretim braucošu transportlīdzekli un apsteigšana.</text:p>
            <text:p text:style-name="P10">Dzelzceļa pārbrauktuvju šķērsošana. Gājēju pārejas un sabiedrisko transportlīdzekļu pieturas </text:p>
            <text:p text:style-name="P10">6.Vadītāju pienākumi (tai skaitā tēma par apreibinošo vielu lietošanas ietekmi, sekām un pārbaudēm).</text:p>
            <text:p text:style-name="P10">Transportlīdzekļu valsts tehniskā apskate. Pilnvarojumi darbībām ar transportlīdzekļiem. Transportlīdzekļa ekspluatācijas nodoklis un uzņēmumu vieglo transportlīdzekļu nodoklis, tā objekti un maksātāji, atvieglojumi, atbrīvojumi. Sauszemes transportlīdzekļu īpašnieku civiltiesiskās atbildības obligātā apdrošināšana. Apdrošināšanas gadījums, zaudējumu novērtēšana un apdrošināšanas atlīdzība.</text:p>
            <text:p text:style-name="P10">Pasažieru un kravas pārvadāšana. Gājēju un pasažieru pienākumi. Skaņas signāla, avārijas gaismas signalizācijas un avārijas zīmes lietošana. Transportlīdzekļu vilkšana </text:p>
            <text:p text:style-name="P10">7.Ārējās apgaismes ierīču lietošana. Transportlīdzekļu tehniskais stāvoklis un aprīkojums. Transportlīdzekļu reģistrācija, numura zīmes un pazīšanas zīmes</text:p>
          </table:table-cell>
          <table:table-cell table:style-name="Table1.B2" office:value-type="string">
            <text:p text:style-name="P6"/>
            <text:p text:style-name="P5">1</text:p>
            <text:p text:style-name="P5"/>
            <text:p text:style-name="P5"/>
            <text:p text:style-name="P5">0,5</text:p>
            <text:p text:style-name="P5">1</text:p>
            <text:p text:style-name="P5">0,5</text:p>
            <text:p text:style-name="P5"/>
            <text:p text:style-name="P5">0,5</text:p>
            <text:p text:style-name="P5"/>
            <text:p text:style-name="P5"/>
            <text:p text:style-name="P5">1</text:p>
            <text:p text:style-name="P5"/>
            <text:p text:style-name="P5"/>
            <text:p text:style-name="P5"/>
            <text:p text:style-name="P5"/>
            <text:p text:style-name="P5">0,5</text:p>
          </table:table-cell>
          <table:table-cell table:style-name="Table1.B2" office:value-type="string">
            <text:p text:style-name="P3"/>
          </table:table-cell>
          <table:table-cell table:style-name="Table1.E2"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7"><text:span text:style-name="T2">C</text:span><text:span text:style-name="T2">EĻU SATIKSMES DROŠĪBA</text:span></text:p>
            <text:p text:style-name="P7"><text:span text:style-name="T1">1.Transportlīdzekļa vadītāja sagatavošanās braukšanas uzsākšanai</text:span> </text:p>
            <text:p text:style-name="P7">2.<text:span text:style-name="T1">Distance un intervāls. Apstāšanās un bremzēšanas ceļš. Akvaplanēšana. Apdzīšana</text:span> </text:p>
            <text:p text:style-name="P7">3.<text:span text:style-name="T1">Spēki, kas darbojas uz transportlīdzekli. Slīde</text:span> </text:p>
            <text:p text:style-name="P7">4.<text:span text:style-name="T1">Transportlīdzekļu vadīšana diennakts tumšajā laikā. Transportlīdzekļu vadīšana dažādos ceļa apstākļos un dažādās satiksmes situācijās</text:span> </text:p>
            <text:p text:style-name="P7">5.<text:span text:style-name="T1">Alkoholisko dzērienu, psihotropo vielu un medikamentu lietošanas ietekme uz satiksmes drošību</text:span> </text:p>
            <text:p text:style-name="P7">6.<text:span text:style-name="T1">Transportlīdzekļa vadītāja personīgo īpašību, uztveres, uzmanības, redzamības, noguruma un citu faktoru ietekme uz satiksmes drošību. Psihofizioloģijas pamati. Mazāk aizsargāto ceļu satiksmes dalībnieku uzvedības īpatnības. Personu ar dažādu veidu invaliditāti (redzes, dzirdes, kustību, garīga rakstura traucējumiem) vajadzības. Dusmu, agresijas un stresa situāciju novēršana</text:span> </text:p>
            <text:p text:style-name="P7">7.<text:span text:style-name="T1">Transportlīdzekļu ekonomiska un videi draudzīga vadīšana. Tolerance un ceļa dalīšana ar citiem ceļu satiksmes dalībniekiem </text:span></text:p>
            <text:p text:style-name="P14">8.Transportlīdzekļu sastāvu vadīšanas īpatnības </text:p>
          </table:table-cell>
          <table:table-cell table:style-name="Table1.B3" office:value-type="string">
            <text:p text:style-name="P6"/>
            <text:p text:style-name="P6">0,5</text:p>
            <text:p text:style-name="P6">0,5</text:p>
            <text:p text:style-name="P6">1</text:p>
            <text:p text:style-name="P6">0,5</text:p>
            <text:p text:style-name="P6">0,5</text:p>
            <text:p text:style-name="P6">0,5</text:p>
            <text:p text:style-name="P6"/>
            <text:p text:style-name="P6"/>
            <text:p text:style-name="P6">0,5</text:p>
            <text:p text:style-name="P6">1</text:p>
          </table:table-cell>
          <table:table-cell table:style-name="Table1.B3" office:value-type="string">
            <text:p text:style-name="P3"/>
          </table:table-cell>
          <table:table-cell table:style-name="Table1.E3"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15">TRANSPORTLĪDZEKĻU UZBŪVES UN EKSPLUATĀCIJAS PAMATI</text:p>
            <text:p text:style-name="P11">Piekabju veidi, vispārīgā uzbūve, tehniskā apkope un ekspluatācija (rāmis, virsbūve, elektroiekārtas, gaitas iekārta, bremžu sistēma, ritošā daļa, riepas, papildierīces).</text:p>
            <text:p text:style-name="P10">Sakabes un vilkšanas ierīces, to apkope un ekspluatācija.</text:p>
            <text:p text:style-name="P10">Ikdienas tehniskā stāvokļa pārbaude.</text:p>
            <text:p text:style-name="P13"><text:span text:style-name="T1">Transportlīdzekļa aprīkojuma pārbaude un lietošana</text:span> </text:p>
          </table:table-cell>
          <table:table-cell table:style-name="Table1.C4" office:value-type="float" office:value="5">
            <text:p text:style-name="P6">5</text:p>
          </table:table-cell>
          <table:table-cell table:style-name="Table1.B3" office:value-type="string">
            <text:p text:style-name="P3"/>
          </table:table-cell>
          <table:table-cell table:style-name="Table1.E3"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15">TRANSPORTLĪDZEKĻA VADĪTĀJA DARBA UN ATPŪTAS LAIKS</text:p>
            <text:p text:style-name="P11">1.Normatīvie akti par transportlīdzekļa vadītāja darba un atpūtas laiku kravu un pasažieru pārvadājumos</text:p>
            <text:p text:style-name="P10">2.Transportlīdzekļa vadītāja darba un atpūtas laika organizācija</text:p>
            <text:p text:style-name="P10">3.Tahogrāfu veidi</text:p>
            <text:p text:style-name="P10">4.Transportlīdzekļa vadītāja darba un atpūtas laika reģistrācija un uzskaite</text:p>
            <text:p text:style-name="P10">5.Darba un atpūtas laika kontrole kravu un pasažieru pārvadājumos</text:p>
            <text:p text:style-name="P10">6.Transportlīdzekļa vadītāja atbildība par pārkāpumiem šajā jomā. Sodi un sankcijas</text:p>
          </table:table-cell>
          <table:table-cell table:style-name="Table1.B3" office:value-type="string">
            <text:p text:style-name="P6"/>
            <text:p text:style-name="P6">0,5</text:p>
            <text:p text:style-name="P6">1,5</text:p>
            <text:p text:style-name="P6">1</text:p>
            <text:p text:style-name="P6">1</text:p>
            <text:p text:style-name="P6">0,5</text:p>
            <text:p text:style-name="P6">0,5</text:p>
          </table:table-cell>
          <table:table-cell table:style-name="Table1.B3" office:value-type="string">
            <text:p text:style-name="P3"/>
          </table:table-cell>
          <table:table-cell table:style-name="Table1.E3" office:value-type="string">
            <text:p text:style-name="P4"/>
          </table:table-cell>
        </table:table-row>
        <table:table-row table:style-name="Table1.1">
          <table:table-cell table:style-name="Table1.A3" office:value-type="string">
            <text:p text:style-name="P4"/>
          </table:table-cell>
          <table:table-cell table:style-name="Table1.B3" office:value-type="string">
            <text:p text:style-name="P16">KRAVAS IEKRAUŠANA, IZVIETOŠANA, NOSTOPRINĀŠANA UN PĀRVADĀŠANA</text:p>
            <text:p text:style-name="P12">1.Fizikas pamati. Spēki (smaguma spēks, centrbēdzes spēks, spēka moments, saķeres spēks). Kravas izvietojuma drošība, spriegojuma spēks, stabilitāte</text:p>
            <text:p text:style-name="P10">2.Prasības transportlīdzeklim. Transportlīdzekļa konstrukcijas īpatnības, sienu izturība. Nostiprināšanas punkti, atbalsta virsmas (grīdas) izturība</text:p>
            <text:p text:style-name="P10">3.Pareiza kravas novietošana transportlīdzeklī. Kravas izvietojuma plānošana. Kravas nostiprināšanas paņēmieni. Nepieciešamo spēku noteikšana. Kravas nostiprināšanas līdzekļi</text:p>
            <text:p text:style-name="P8"><text:span text:style-name="T3">4.Kravu pārvadājumiem nepieciešamie dokumenti. Preču pavaddokumenti (</text:span><text:a xlink:type="simple" xlink:href="http://likumi.lv/ta/id/36720-autoparvadajumu-likums" office:target-frame-name="_blank" xlink:show="new"><text:span text:style-name="T3">Autopārvadājumu likums</text:span></text:a><text:span text:style-name="T3">, Regula Nr.</text:span><text:a xlink:type="simple" xlink:href="http://eur-lex.europa.eu/eli/reg/2009/1071/oj/?locale=LV" office:target-frame-name="_blank" xlink:show="new"><text:span text:style-name="T3">1071/2009</text:span></text:a><text:span text:style-name="T3">, Regula Nr. 1072/2009)</text:span></text:p>
            <text:p text:style-name="P10">5.Specifisku kravu izvietošanas un nostiprināšanas noteikumi</text:p>
          </table:table-cell>
          <table:table-cell table:style-name="Table1.B3" office:value-type="string">
            <text:p text:style-name="P6"/>
            <text:p text:style-name="P6">1</text:p>
            <text:p text:style-name="P6">1</text:p>
            <text:p text:style-name="P6">2</text:p>
            <text:p text:style-name="P6"/>
            <text:p text:style-name="P6">0,5</text:p>
            <text:p text:style-name="P6">0,5</text:p>
          </table:table-cell>
          <table:table-cell table:style-name="Table1.B3" office:value-type="string">
            <text:p text:style-name="P3"/>
          </table:table-cell>
          <table:table-cell table:style-name="Table1.E3"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5:12:00</meta:creation-date>
    <dc:date>2016-12-13T16:37:20.28</dc:date>
    <meta:print-date>2013-03-20T15:16:00</meta:print-date>
    <meta:editing-cycles>4</meta:editing-cycles>
    <meta:editing-duration>PT41M32S</meta:editing-duration>
    <meta:generator>OpenOffice/4.0.1$Win32 OpenOffice.org_project/401m5$Build-9714</meta:generator>
    <dc:creator>Anna R</dc:creator>
    <meta:document-statistic meta:table-count="1" meta:image-count="0" meta:object-count="0" meta:page-count="1" meta:paragraph-count="72" meta:word-count="491" meta:character-count="4358"/>
  </office:meta>
</office:document-meta>
</file>